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15%" fo:text-align="justify" style:justify-single-word="false"/>
      <style:text-properties fo:font-weight="bold" officeooo:rsid="00243421" officeooo:paragraph-rsid="00243421" style:font-weight-asian="bold" style:font-weight-complex="bold"/>
    </style:style>
    <style:style style:name="P2" style:family="paragraph" style:parent-style-name="Preformatted_20_Text">
      <style:text-properties fo:font-size="12pt" fo:language="pt" fo:country="BR" officeooo:rsid="0018cc79" officeooo:paragraph-rsid="0018cc79" style:font-size-asian="10pt" style:font-size-complex="10pt"/>
    </style:style>
    <style:style style:name="P3" style:family="paragraph" style:parent-style-name="Preformatted_20_Text">
      <style:text-properties fo:font-size="12pt" fo:language="pt" fo:country="BR" officeooo:paragraph-rsid="0018cc79" style:font-size-asian="10pt" style:font-size-complex="10pt"/>
    </style:style>
    <style:style style:name="P4" style:family="paragraph" style:parent-style-name="Preformatted_20_Text">
      <style:paragraph-properties fo:line-height="115%" fo:text-align="justify" style:justify-single-word="false"/>
      <style:text-properties fo:font-size="12pt" style:text-underline-style="solid" style:text-underline-width="auto" style:text-underline-color="font-color" fo:font-weight="bold" officeooo:rsid="001ea6a1" officeooo:paragraph-rsid="001ea6a1" style:font-size-asian="10pt" style:font-weight-asian="bold" style:font-size-complex="10pt" style:font-weight-complex="bold"/>
    </style:style>
    <style:style style:name="P5" style:family="paragraph" style:parent-style-name="Preformatted_20_Text">
      <style:paragraph-properties fo:line-height="115%" fo:text-align="justify" style:justify-single-word="false"/>
      <style:text-properties fo:font-size="12pt" style:text-underline-style="solid" style:text-underline-width="auto" style:text-underline-color="font-color" fo:font-weight="bold" officeooo:rsid="00204206" officeooo:paragraph-rsid="00204206" style:font-size-asian="10pt" style:font-weight-asian="bold" style:font-size-complex="10pt" style:font-weight-complex="bold"/>
    </style:style>
    <style:style style:name="P6" style:family="paragraph" style:parent-style-name="Preformatted_20_Text">
      <style:paragraph-properties fo:line-height="115%" fo:text-align="justify" style:justify-single-word="false"/>
      <style:text-properties fo:font-size="14pt" style:text-underline-style="solid" style:text-underline-width="auto" style:text-underline-color="font-color" fo:font-weight="bold" officeooo:rsid="001ea6a1" officeooo:paragraph-rsid="001ea6a1" style:font-size-asian="10pt" style:font-weight-asian="bold" style:font-size-complex="10pt" style:font-weight-complex="bold"/>
    </style:style>
    <style:style style:name="P7" style:family="paragraph" style:parent-style-name="Preformatted_20_Text">
      <style:paragraph-properties fo:line-height="115%" fo:text-align="justify" style:justify-single-word="false"/>
      <style:text-properties fo:font-size="14pt" style:text-underline-style="solid" style:text-underline-width="auto" style:text-underline-color="font-color" fo:font-weight="bold" officeooo:rsid="0025598a" officeooo:paragraph-rsid="0025598a" style:font-size-asian="10pt" style:font-weight-asian="bold" style:font-size-complex="10pt" style:font-weight-complex="bold"/>
    </style:style>
    <style:style style:name="P8" style:family="paragraph" style:parent-style-name="Preformatted_20_Text">
      <style:paragraph-properties fo:line-height="115%" fo:text-align="justify" style:justify-single-word="false"/>
      <style:text-properties fo:font-size="14pt" style:text-underline-style="solid" style:text-underline-width="auto" style:text-underline-color="font-color" fo:font-weight="normal" officeooo:rsid="002505ca" officeooo:paragraph-rsid="002505ca" style:font-size-asian="10pt" style:font-weight-asian="normal" style:font-size-complex="10pt" style:font-weight-complex="normal"/>
    </style:style>
    <style:style style:name="P9" style:family="paragraph" style:parent-style-name="Preformatted_20_Text">
      <style:paragraph-properties fo:line-height="115%" fo:text-align="justify" style:justify-single-word="false"/>
      <style:text-properties fo:font-size="16pt" fo:font-weight="bold" officeooo:rsid="001ba1d9" officeooo:paragraph-rsid="001ba1d9" style:font-size-asian="10pt" style:font-weight-asian="bold" style:font-size-complex="10pt" style:font-weight-complex="bold"/>
    </style:style>
    <style:style style:name="P10" style:family="paragraph" style:parent-style-name="Preformatted_20_Text">
      <style:paragraph-properties fo:line-height="115%" fo:text-align="justify" style:justify-single-word="false"/>
      <style:text-properties fo:font-size="16pt" fo:language="pt" fo:country="BR" fo:font-weight="bold" officeooo:rsid="0018cc79" officeooo:paragraph-rsid="002307cb" style:font-size-asian="10pt" style:font-weight-asian="bold" style:font-size-complex="10pt" style:font-weight-complex="bold"/>
    </style:style>
    <style:style style:name="P11" style:family="paragraph" style:parent-style-name="Preformatted_20_Text">
      <style:paragraph-properties fo:line-height="115%" fo:text-align="justify" style:justify-single-word="false"/>
      <style:text-properties fo:font-size="16pt" style:text-underline-style="solid" style:text-underline-width="auto" style:text-underline-color="font-color" fo:font-weight="bold" officeooo:rsid="002c66e7" officeooo:paragraph-rsid="002c66e7" style:font-size-asian="10pt" style:font-weight-asian="bold" style:font-size-complex="10pt" style:font-weight-complex="bold"/>
    </style:style>
    <style:style style:name="P12" style:family="paragraph" style:parent-style-name="Preformatted_20_Text">
      <style:paragraph-properties fo:line-height="115%" fo:text-align="justify" style:justify-single-word="false"/>
      <style:text-properties fo:font-size="20pt" fo:language="pt" fo:country="BR" fo:font-weight="bold" officeooo:rsid="0018cc79" officeooo:paragraph-rsid="0018cc79" style:font-size-asian="10pt" style:font-weight-asian="bold" style:font-size-complex="10pt" style:font-weight-complex="bold"/>
    </style:style>
    <style:style style:name="P13" style:family="paragraph" style:parent-style-name="Preformatted_20_Text">
      <style:paragraph-properties fo:text-align="justify" style:justify-single-word="false"/>
      <style:text-properties fo:font-size="20pt" fo:language="pt" fo:country="BR" fo:font-weight="bold" officeooo:rsid="0018cc79" officeooo:paragraph-rsid="0018cc79" style:font-size-asian="10pt" style:font-weight-asian="bold" style:font-size-complex="10pt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fo:font-size="22pt" fo:language="pt" fo:country="BR" fo:font-weight="bold" officeooo:rsid="0018cc79" officeooo:paragraph-rsid="0018cc79" style:font-size-asian="10pt" style:font-weight-asian="bold" style:font-size-complex="10pt" style:font-weight-complex="bold"/>
    </style:style>
    <style:style style:name="P15" style:family="paragraph" style:parent-style-name="Preformatted_20_Text">
      <style:paragraph-properties fo:line-height="115%" fo:text-align="justify" style:justify-single-word="false"/>
      <style:text-properties officeooo:paragraph-rsid="001c5047"/>
    </style:style>
    <style:style style:name="P16" style:family="paragraph" style:parent-style-name="Preformatted_20_Text">
      <style:paragraph-properties fo:line-height="115%" fo:text-align="justify" style:justify-single-word="false"/>
      <style:text-properties officeooo:paragraph-rsid="002307cb"/>
    </style:style>
    <style:style style:name="P17" style:family="paragraph" style:parent-style-name="Preformatted_20_Text">
      <style:paragraph-properties fo:line-height="115%" fo:text-align="justify" style:justify-single-word="false"/>
      <style:text-properties officeooo:paragraph-rsid="00289122"/>
    </style:style>
    <style:style style:name="P18" style:family="paragraph" style:parent-style-name="Preformatted_20_Text">
      <style:paragraph-properties fo:line-height="115%" fo:text-align="justify" style:justify-single-word="false"/>
      <style:text-properties style:text-underline-style="solid" style:text-underline-width="auto" style:text-underline-color="font-color" fo:font-weight="bold" officeooo:rsid="001d0d67" officeooo:paragraph-rsid="001d0d67" style:font-weight-asian="bold" style:font-weight-complex="bold"/>
    </style:style>
    <style:style style:name="P19" style:family="paragraph" style:parent-style-name="Preformatted_20_Text">
      <style:paragraph-properties fo:text-align="center" style:justify-single-word="false"/>
      <style:text-properties fo:font-size="24pt" fo:language="pt" fo:country="BR" fo:font-weight="bold" officeooo:rsid="0018cc79" officeooo:paragraph-rsid="0018cc79" style:font-size-asian="10pt" style:font-weight-asian="bold" style:font-size-complex="10pt" style:font-weight-complex="bold"/>
    </style:style>
    <style:style style:name="P20" style:family="paragraph" style:parent-style-name="Preformatted_20_Text">
      <style:paragraph-properties fo:line-height="115%" fo:text-align="justify" style:justify-single-word="false"/>
      <style:text-properties fo:font-weight="normal" officeooo:rsid="00243421" officeooo:paragraph-rsid="00243421" style:font-weight-asian="normal" style:font-weight-complex="normal"/>
    </style:style>
    <style:style style:name="P21" style:family="paragraph" style:parent-style-name="Preformatted_20_Text">
      <style:paragraph-properties fo:margin-top="0.0398in" fo:margin-bottom="0.0398in" loext:contextual-spacing="false" fo:line-height="115%" fo:text-align="justify" style:justify-single-word="false"/>
      <style:text-properties officeooo:paragraph-rsid="001a49e3"/>
    </style:style>
    <style:style style:name="P22" style:family="paragraph" style:parent-style-name="Preformatted_20_Text">
      <style:paragraph-properties fo:margin-top="0.0398in" fo:margin-bottom="0.0398in" loext:contextual-spacing="false" fo:line-height="115%" fo:text-align="justify" style:justify-single-word="false"/>
      <style:text-properties officeooo:paragraph-rsid="001ba1d9"/>
    </style:style>
    <style:style style:name="P23" style:family="paragraph" style:parent-style-name="Preformatted_20_Text">
      <style:paragraph-properties fo:margin-top="0.0398in" fo:margin-bottom="0.0398in" loext:contextual-spacing="false" fo:line-height="115%" fo:text-align="justify" style:justify-single-word="false"/>
      <style:text-properties fo:font-size="16pt" fo:font-weight="bold" officeooo:rsid="001ba1d9" officeooo:paragraph-rsid="001ba1d9" style:font-size-asian="10pt" style:font-weight-asian="bold" style:font-size-complex="10pt" style:font-weight-complex="bold"/>
    </style:style>
    <style:style style:name="P24" style:family="paragraph" style:parent-style-name="Preformatted_20_Text">
      <style:text-properties fo:language="pt" fo:country="BR" fo:font-weight="normal" officeooo:rsid="0018cc79" officeooo:paragraph-rsid="0018cc79" style:font-weight-asian="normal" style:font-weight-complex="normal"/>
    </style:style>
    <style:style style:name="P25" style:family="paragraph" style:parent-style-name="Preformatted_20_Text" style:list-style-name="L1">
      <style:paragraph-properties fo:line-height="115%" fo:text-align="justify" style:justify-single-word="false"/>
      <style:text-properties officeooo:paragraph-rsid="001d0d67"/>
    </style:style>
    <style:style style:name="P26" style:family="paragraph" style:parent-style-name="Preformatted_20_Text" style:list-style-name="L1">
      <style:paragraph-properties fo:line-height="115%" fo:text-align="justify" style:justify-single-word="false"/>
      <style:text-properties officeooo:paragraph-rsid="00191c9b"/>
    </style:style>
    <style:style style:name="P27" style:family="paragraph" style:parent-style-name="Preformatted_20_Text" style:list-style-name="L1">
      <style:paragraph-properties fo:line-height="115%" fo:text-align="justify" style:justify-single-word="false"/>
      <style:text-properties officeooo:paragraph-rsid="001a49e3"/>
    </style:style>
    <style:style style:name="P28" style:family="paragraph" style:parent-style-name="Preformatted_20_Text" style:list-style-name="L1">
      <style:paragraph-properties fo:line-height="115%" fo:text-align="justify" style:justify-single-word="false"/>
      <style:text-properties officeooo:paragraph-rsid="002e3ad1"/>
    </style:style>
    <style:style style:name="P29" style:family="paragraph" style:parent-style-name="Preformatted_20_Text" style:list-style-name="L2">
      <style:paragraph-properties fo:line-height="115%" fo:text-align="justify" style:justify-single-word="false"/>
      <style:text-properties officeooo:paragraph-rsid="001ba1d9"/>
    </style:style>
    <style:style style:name="P30" style:family="paragraph" style:parent-style-name="Preformatted_20_Text" style:list-style-name="L2">
      <style:paragraph-properties fo:line-height="115%" fo:text-align="justify" style:justify-single-word="false"/>
      <style:text-properties officeooo:paragraph-rsid="002ff22d"/>
    </style:style>
    <style:style style:name="P31" style:family="paragraph" style:parent-style-name="Preformatted_20_Text" style:list-style-name="L6">
      <style:paragraph-properties fo:line-height="115%" fo:text-align="justify" style:justify-single-word="false"/>
      <style:text-properties officeooo:paragraph-rsid="002505ca"/>
    </style:style>
    <style:style style:name="P32" style:family="paragraph" style:parent-style-name="Preformatted_20_Text" style:list-style-name="L11">
      <style:paragraph-properties fo:line-height="115%" fo:text-align="justify" style:justify-single-word="false"/>
      <style:text-properties officeooo:paragraph-rsid="002c66e7"/>
    </style:style>
    <style:style style:name="P33" style:family="paragraph" style:parent-style-name="Preformatted_20_Text" style:list-style-name="L12">
      <style:paragraph-properties fo:line-height="115%" fo:text-align="justify" style:justify-single-word="false"/>
      <style:text-properties officeooo:paragraph-rsid="002e389f"/>
    </style:style>
    <style:style style:name="P34" style:family="paragraph" style:parent-style-name="Preformatted_20_Text" style:list-style-name="L1">
      <style:paragraph-properties fo:line-height="115%" fo:text-align="justify" style:justify-single-word="false"/>
      <style:text-properties style:text-underline-style="solid" style:text-underline-width="auto" style:text-underline-color="font-color" officeooo:rsid="002e3ad1" officeooo:paragraph-rsid="002e3ad1"/>
    </style:style>
    <style:style style:name="P35" style:family="paragraph" style:parent-style-name="Preformatted_20_Text" style:list-style-name="L3">
      <style:paragraph-properties fo:line-height="115%" fo:text-align="justify" style:justify-single-word="false"/>
      <style:text-properties style:text-underline-style="solid" style:text-underline-width="auto" style:text-underline-color="font-color" officeooo:rsid="001d0d67" officeooo:paragraph-rsid="001d0d67"/>
    </style:style>
    <style:style style:name="P36" style:family="paragraph" style:parent-style-name="Preformatted_20_Text" style:list-style-name="L4">
      <style:paragraph-properties fo:line-height="115%" fo:text-align="justify" style:justify-single-word="false"/>
      <style:text-properties style:text-underline-style="solid" style:text-underline-width="auto" style:text-underline-color="font-color" fo:font-weight="bold" officeooo:rsid="001d0d67" officeooo:paragraph-rsid="001d0d67" style:font-weight-asian="bold" style:font-weight-complex="bold"/>
    </style:style>
    <style:style style:name="P37" style:family="paragraph" style:parent-style-name="Preformatted_20_Text" style:list-style-name="L4">
      <style:paragraph-properties fo:line-height="115%" fo:text-align="justify" style:justify-single-word="false"/>
      <style:text-properties style:text-underline-style="solid" style:text-underline-width="auto" style:text-underline-color="font-color" fo:font-weight="bold" officeooo:rsid="001ea6a1" officeooo:paragraph-rsid="001ea6a1" style:font-weight-asian="bold" style:font-weight-complex="bold"/>
    </style:style>
    <style:style style:name="P38" style:family="paragraph" style:parent-style-name="Preformatted_20_Text" style:list-style-name="L7">
      <style:paragraph-properties fo:line-height="115%" fo:text-align="justify" style:justify-single-word="false"/>
      <style:text-properties style:text-underline-style="solid" style:text-underline-width="auto" style:text-underline-color="font-color" fo:font-weight="bold" officeooo:rsid="0024e855" officeooo:paragraph-rsid="0024e855" style:font-weight-asian="bold" style:font-weight-complex="bold"/>
    </style:style>
    <style:style style:name="P39" style:family="paragraph" style:parent-style-name="Preformatted_20_Text" style:list-style-name="L8">
      <style:paragraph-properties fo:line-height="115%" fo:text-align="justify" style:justify-single-word="false"/>
      <style:text-properties style:text-underline-style="solid" style:text-underline-width="auto" style:text-underline-color="font-color" fo:font-weight="normal" officeooo:rsid="002505ca" officeooo:paragraph-rsid="002505ca" style:font-weight-asian="normal" style:font-weight-complex="normal"/>
    </style:style>
    <style:style style:name="P40" style:family="paragraph" style:parent-style-name="Preformatted_20_Text" style:list-style-name="L11">
      <style:paragraph-properties fo:line-height="115%" fo:text-align="justify" style:justify-single-word="false"/>
      <style:text-properties style:text-underline-style="solid" style:text-underline-width="auto" style:text-underline-color="font-color" officeooo:rsid="002c66e7" officeooo:paragraph-rsid="002c66e7"/>
    </style:style>
    <style:style style:name="P41" style:family="paragraph" style:parent-style-name="Preformatted_20_Text">
      <style:paragraph-properties fo:line-height="115%" fo:text-align="justify" style:justify-single-word="false"/>
      <style:text-properties fo:font-size="12pt" fo:language="pt" fo:country="BR" fo:font-weight="bold" officeooo:rsid="00191c9b" officeooo:paragraph-rsid="001ba1d9" style:font-size-asian="10pt" style:font-weight-asian="bold" style:font-size-complex="10pt" style:font-weight-complex="bold"/>
    </style:style>
    <style:style style:name="P42" style:family="paragraph" style:parent-style-name="Preformatted_20_Text" style:list-style-name="L5">
      <style:paragraph-properties fo:line-height="115%" fo:text-align="justify" style:justify-single-word="false"/>
      <style:text-properties fo:font-size="12pt" style:text-underline-style="solid" style:text-underline-width="auto" style:text-underline-color="font-color" fo:font-weight="bold" officeooo:rsid="00204206" officeooo:paragraph-rsid="00204206" style:font-size-asian="10pt" style:font-weight-asian="bold" style:font-size-complex="10pt" style:font-weight-complex="bold"/>
    </style:style>
    <style:style style:name="P43" style:family="paragraph" style:parent-style-name="Preformatted_20_Text" style:list-style-name="L6">
      <style:paragraph-properties fo:line-height="115%" fo:text-align="justify" style:justify-single-word="false"/>
      <style:text-properties fo:font-size="12pt" style:text-underline-style="solid" style:text-underline-width="auto" style:text-underline-color="font-color" fo:font-weight="bold" officeooo:rsid="002307cb" officeooo:paragraph-rsid="002307cb" style:font-size-asian="10pt" style:font-weight-asian="bold" style:font-size-complex="10pt" style:font-weight-complex="bold"/>
    </style:style>
    <style:style style:name="P44" style:family="paragraph" style:parent-style-name="Preformatted_20_Text" style:list-style-name="L12">
      <style:paragraph-properties fo:line-height="115%" fo:text-align="justify" style:justify-single-word="false"/>
      <style:text-properties fo:font-size="12pt" style:text-underline-style="solid" style:text-underline-width="auto" style:text-underline-color="font-color" fo:font-weight="bold" officeooo:rsid="002e389f" officeooo:paragraph-rsid="002e389f" style:font-size-asian="10pt" style:font-weight-asian="bold" style:font-size-complex="10pt" style:font-weight-complex="bold"/>
    </style:style>
    <style:style style:name="P45" style:family="paragraph" style:parent-style-name="Preformatted_20_Text" style:list-style-name="L2"/>
    <style:style style:name="P46" style:family="paragraph" style:parent-style-name="Preformatted_20_Text" style:list-style-name="L2">
      <style:paragraph-properties fo:line-height="115%" fo:text-align="justify" style:justify-single-word="false"/>
      <style:text-properties officeooo:rsid="001a49e3" officeooo:paragraph-rsid="001ba1d9"/>
    </style:style>
    <style:style style:name="P47" style:family="paragraph" style:parent-style-name="Preformatted_20_Text">
      <style:paragraph-properties fo:line-height="115%" fo:text-align="justify" style:justify-single-word="false"/>
      <style:text-properties style:font-name="Liberation Mono" fo:font-size="12pt" fo:language="pt" fo:country="BR" style:text-underline-style="none" fo:font-weight="normal" officeooo:rsid="001c5047" officeooo:paragraph-rsid="001c5047" style:font-name-asian="Noto Sans Mono CJK SC" style:font-size-asian="10pt" style:font-weight-asian="normal" style:font-name-complex="Liberation Mono" style:font-size-complex="10pt" style:font-weight-complex="normal"/>
    </style:style>
    <style:style style:name="P48" style:family="paragraph" style:parent-style-name="Preformatted_20_Text">
      <style:paragraph-properties fo:line-height="115%" fo:text-align="justify" style:justify-single-word="false"/>
      <style:text-properties style:font-name="Liberation Mono" fo:font-size="12pt" fo:language="pt" fo:country="BR" style:text-underline-style="none" fo:font-weight="normal" officeooo:rsid="001d0d67" officeooo:paragraph-rsid="001d0d67" style:font-name-asian="Noto Sans Mono CJK SC" style:font-size-asian="10pt" style:font-weight-asian="normal" style:font-name-complex="Liberation Mono" style:font-size-complex="10pt" style:font-weight-complex="normal"/>
    </style:style>
    <style:style style:name="P49" style:family="paragraph" style:parent-style-name="Preformatted_20_Text">
      <style:paragraph-properties fo:line-height="115%" fo:text-align="justify" style:justify-single-word="false"/>
      <style:text-properties style:font-name="Liberation Mono" fo:font-size="12pt" fo:language="pt" fo:country="BR" style:text-underline-style="none" fo:font-weight="normal" officeooo:rsid="001ea6a1" officeooo:paragraph-rsid="001ea6a1" style:font-name-asian="Noto Sans Mono CJK SC" style:font-size-asian="10pt" style:font-weight-asian="normal" style:font-name-complex="Liberation Mono" style:font-size-complex="10pt" style:font-weight-complex="normal"/>
    </style:style>
    <style:style style:name="P50" style:family="paragraph" style:parent-style-name="Preformatted_20_Text">
      <style:paragraph-properties fo:line-height="115%" fo:text-align="justify" style:justify-single-word="false"/>
      <style:text-properties style:font-name="Liberation Mono" fo:font-size="12pt" fo:language="pt" fo:country="BR" style:text-underline-style="none" fo:font-weight="normal" officeooo:rsid="00204206" officeooo:paragraph-rsid="00204206" style:font-name-asian="Noto Sans Mono CJK SC" style:font-size-asian="10pt" style:font-weight-asian="normal" style:font-name-complex="Liberation Mono" style:font-size-complex="10pt" style:font-weight-complex="normal"/>
    </style:style>
    <style:style style:name="P51" style:family="paragraph" style:parent-style-name="Preformatted_20_Text">
      <style:paragraph-properties fo:line-height="115%" fo:text-align="justify" style:justify-single-word="false"/>
      <style:text-properties style:font-name="Liberation Mono" fo:font-size="12pt" fo:language="pt" fo:country="BR" style:text-underline-style="none" fo:font-weight="normal" officeooo:rsid="002505ca" officeooo:paragraph-rsid="002505ca" style:font-name-asian="Noto Sans Mono CJK SC" style:font-size-asian="10pt" style:font-weight-asian="normal" style:font-name-complex="Liberation Mono" style:font-size-complex="10pt" style:font-weight-complex="normal"/>
    </style:style>
    <style:style style:name="P52" style:family="paragraph" style:parent-style-name="Preformatted_20_Text">
      <style:paragraph-properties fo:line-height="115%" fo:text-align="justify" style:justify-single-word="false"/>
      <style:text-properties style:font-name="Liberation Mono" fo:font-size="12pt" fo:language="pt" fo:country="BR" style:text-underline-style="none" fo:font-weight="normal" officeooo:rsid="0025598a" officeooo:paragraph-rsid="002505ca" style:font-name-asian="Noto Sans Mono CJK SC" style:font-size-asian="10pt" style:font-weight-asian="normal" style:font-name-complex="Liberation Mono" style:font-size-complex="10pt" style:font-weight-complex="normal"/>
    </style:style>
    <style:style style:name="P53" style:family="paragraph" style:parent-style-name="Preformatted_20_Text">
      <style:paragraph-properties fo:line-height="115%" fo:text-align="justify" style:justify-single-word="false"/>
      <style:text-properties style:font-name="Liberation Mono" fo:font-size="12pt" fo:language="pt" fo:country="BR" style:text-underline-style="none" fo:font-weight="normal" officeooo:rsid="00289122" officeooo:paragraph-rsid="00275156" style:font-name-asian="Noto Sans Mono CJK SC" style:font-size-asian="10pt" style:font-weight-asian="normal" style:font-name-complex="Liberation Mono" style:font-size-complex="10pt" style:font-weight-complex="normal"/>
    </style:style>
    <style:style style:name="P54" style:family="paragraph" style:parent-style-name="Preformatted_20_Text">
      <style:paragraph-properties fo:line-height="115%" fo:text-align="justify" style:justify-single-word="false"/>
      <style:text-properties style:font-name="Liberation Mono" fo:font-size="12pt" fo:language="pt" fo:country="BR" style:text-underline-style="none" fo:font-weight="normal" officeooo:rsid="002c66e7" officeooo:paragraph-rsid="002c66e7" style:font-name-asian="Noto Sans Mono CJK SC" style:font-size-asian="10pt" style:font-weight-asian="normal" style:font-name-complex="Liberation Mono" style:font-size-complex="10pt" style:font-weight-complex="normal"/>
    </style:style>
    <style:style style:name="P55" style:family="paragraph" style:parent-style-name="Preformatted_20_Text">
      <style:paragraph-properties fo:line-height="115%" fo:text-align="justify" style:justify-single-word="false"/>
      <style:text-properties style:font-name="Liberation Mono" fo:font-size="12pt" fo:language="pt" fo:country="BR" style:text-underline-style="none" fo:font-weight="bold" officeooo:rsid="002307cb" officeooo:paragraph-rsid="00243421" style:font-name-asian="Noto Sans Mono CJK SC" style:font-size-asian="10pt" style:font-weight-asian="bold" style:font-name-complex="Liberation Mono" style:font-size-complex="10pt" style:font-weight-complex="bold"/>
    </style:style>
    <style:style style:name="P56" style:family="paragraph" style:parent-style-name="Preformatted_20_Text">
      <style:paragraph-properties fo:line-height="115%" fo:text-align="justify" style:justify-single-word="false"/>
      <style:text-properties style:font-name="Liberation Mono" fo:font-size="12pt" fo:language="pt" fo:country="BR" style:text-underline-style="none" fo:font-weight="bold" officeooo:rsid="00243421" officeooo:paragraph-rsid="00243421" style:font-name-asian="Noto Sans Mono CJK SC" style:font-size-asian="10pt" style:font-weight-asian="bold" style:font-name-complex="Liberation Mono" style:font-size-complex="10pt" style:font-weight-complex="bold"/>
    </style:style>
    <style:style style:name="P57" style:family="paragraph" style:parent-style-name="Preformatted_20_Text">
      <style:paragraph-properties fo:line-height="115%" fo:text-align="justify" style:justify-single-word="false"/>
      <style:text-properties style:font-name="Liberation Mono" fo:font-size="16pt" fo:language="pt" fo:country="BR" style:text-underline-style="none" fo:font-weight="bold" officeooo:rsid="001c5047" officeooo:paragraph-rsid="001c5047" style:font-name-asian="Noto Sans Mono CJK SC" style:font-size-asian="10pt" style:font-weight-asian="bold" style:font-name-complex="Liberation Mono" style:font-size-complex="10pt" style:font-weight-complex="bold"/>
    </style:style>
    <style:style style:name="P58" style:family="paragraph" style:parent-style-name="Preformatted_20_Text">
      <style:paragraph-properties fo:line-height="115%" fo:text-align="justify" style:justify-single-word="false"/>
      <style:text-properties style:font-name="Liberation Mono" fo:font-size="16pt" fo:language="pt" fo:country="BR" style:text-underline-style="none" fo:font-weight="bold" officeooo:rsid="001d0d67" officeooo:paragraph-rsid="001d0d67" style:font-name-asian="Noto Sans Mono CJK SC" style:font-size-asian="10pt" style:font-weight-asian="bold" style:font-name-complex="Liberation Mono" style:font-size-complex="10pt" style:font-weight-complex="bold"/>
    </style:style>
    <style:style style:name="P59" style:family="paragraph" style:parent-style-name="Preformatted_20_Text">
      <style:paragraph-properties fo:line-height="115%" fo:text-align="justify" style:justify-single-word="false"/>
      <style:text-properties style:font-name="Liberation Mono" fo:font-size="16pt" fo:language="pt" fo:country="BR" style:text-underline-style="none" fo:font-weight="bold" officeooo:rsid="00289122" officeooo:paragraph-rsid="00289122" style:font-name-asian="Noto Sans Mono CJK SC" style:font-size-asian="10pt" style:font-weight-asian="bold" style:font-name-complex="Liberation Mono" style:font-size-complex="10pt" style:font-weight-complex="bold"/>
    </style:style>
    <style:style style:name="P60" style:family="paragraph" style:parent-style-name="Preformatted_20_Text">
      <style:paragraph-properties fo:line-height="115%" fo:text-align="justify" style:justify-single-word="false"/>
      <style:text-properties style:font-name="Liberation Mono" fo:font-size="16pt" fo:language="pt" fo:country="BR" style:text-underline-style="none" fo:font-weight="bold" officeooo:rsid="002c66e7" officeooo:paragraph-rsid="002c66e7" style:font-name-asian="Noto Sans Mono CJK SC" style:font-size-asian="10pt" style:font-weight-asian="bold" style:font-name-complex="Liberation Mono" style:font-size-complex="10pt" style:font-weight-complex="bold"/>
    </style:style>
    <style:style style:name="P61" style:family="paragraph" style:parent-style-name="Preformatted_20_Text">
      <style:paragraph-properties fo:line-height="115%" fo:text-align="justify" style:justify-single-word="false"/>
      <style:text-properties style:font-name="Liberation Mono" fo:font-size="14pt" fo:language="pt" fo:country="BR" style:text-underline-style="none" fo:font-weight="bold" officeooo:rsid="00204206" officeooo:paragraph-rsid="00204206" style:font-name-asian="Noto Sans Mono CJK SC" style:font-size-asian="10pt" style:font-weight-asian="bold" style:font-name-complex="Liberation Mono" style:font-size-complex="10pt" style:font-weight-complex="bold"/>
    </style:style>
    <style:style style:name="P62" style:family="paragraph" style:parent-style-name="Preformatted_20_Text">
      <style:paragraph-properties fo:line-height="115%" fo:text-align="justify" style:justify-single-word="false"/>
      <style:text-properties style:font-name="Liberation Mono" fo:font-size="14pt" fo:language="pt" fo:country="BR" style:text-underline-style="none" fo:font-weight="bold" officeooo:rsid="002505ca" officeooo:paragraph-rsid="002505ca" style:font-name-asian="Noto Sans Mono CJK SC" style:font-size-asian="10pt" style:font-weight-asian="bold" style:font-name-complex="Liberation Mono" style:font-size-complex="10pt" style:font-weight-complex="bold"/>
    </style:style>
    <style:style style:name="P63" style:family="paragraph" style:parent-style-name="Preformatted_20_Text">
      <style:paragraph-properties fo:line-height="115%" fo:text-align="justify" style:justify-single-word="false"/>
      <style:text-properties style:font-name="Liberation Mono" fo:font-size="14pt" fo:language="pt" fo:country="BR" style:text-underline-style="none" fo:font-weight="bold" officeooo:rsid="0025598a" officeooo:paragraph-rsid="0025598a" style:font-name-asian="Noto Sans Mono CJK SC" style:font-size-asian="10pt" style:font-weight-asian="bold" style:font-name-complex="Liberation Mono" style:font-size-complex="10pt" style:font-weight-complex="bold"/>
    </style:style>
    <style:style style:name="P64" style:family="paragraph" style:parent-style-name="Preformatted_20_Text" style:list-style-name="L9">
      <style:paragraph-properties fo:line-height="115%" fo:text-align="justify" style:justify-single-word="false"/>
      <style:text-properties fo:font-size="14pt" style:text-underline-style="solid" style:text-underline-width="auto" style:text-underline-color="font-color" fo:font-weight="normal" officeooo:rsid="002505ca" officeooo:paragraph-rsid="002505ca" style:font-size-asian="10pt" style:font-weight-asian="normal" style:font-size-complex="10pt" style:font-weight-complex="normal"/>
    </style:style>
    <style:style style:name="P65" style:family="paragraph" style:parent-style-name="Preformatted_20_Text" style:list-style-name="L10">
      <style:paragraph-properties fo:line-height="115%" fo:text-align="justify" style:justify-single-word="false"/>
      <style:text-properties fo:font-size="14pt" style:text-underline-style="solid" style:text-underline-width="auto" style:text-underline-color="font-color" fo:font-weight="bold" officeooo:rsid="00275156" officeooo:paragraph-rsid="00275156" style:font-size-asian="10pt" style:font-weight-asian="bold" style:font-size-complex="10pt" style:font-weight-complex="bold"/>
    </style:style>
    <style:style style:name="P66" style:family="paragraph" style:parent-style-name="Preformatted_20_Text">
      <style:paragraph-properties fo:margin-top="0.0398in" fo:margin-bottom="0.0398in" loext:contextual-spacing="false" fo:line-height="115%" fo:text-align="justify" style:justify-single-word="false"/>
      <style:text-properties fo:font-size="12pt" fo:language="pt" fo:country="BR" fo:font-weight="normal" officeooo:rsid="00191c9b" officeooo:paragraph-rsid="001ba1d9" style:font-size-asian="10pt" style:font-weight-asian="normal" style:font-size-complex="10pt" style:font-weight-complex="normal"/>
    </style:style>
    <style:style style:name="T1" style:family="text">
      <style:text-properties officeooo:rsid="0018cc7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cc79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8cc79" style:font-weight-asian="normal" style:font-weight-complex="normal"/>
    </style:style>
    <style:style style:name="T6" style:family="text">
      <style:text-properties style:font-name="Liberation Mono" fo:font-size="12pt" fo:language="pt" fo:country="BR" fo:font-weight="normal" style:font-name-asian="Noto Sans Mono CJK SC" style:font-size-asian="10pt" style:font-weight-asian="normal" style:font-name-complex="Liberation Mono" style:font-size-complex="10pt" style:font-weight-complex="normal"/>
    </style:style>
    <style:style style:name="T7" style:family="text">
      <style:text-properties style:font-name="Liberation Mono" fo:font-size="12pt" fo:language="pt" fo:country="BR" fo:font-weight="normal" officeooo:rsid="00191c9b" style:font-name-asian="Noto Sans Mono CJK SC" style:font-size-asian="10pt" style:font-weight-asian="normal" style:font-name-complex="Liberation Mono" style:font-size-complex="10pt" style:font-weight-complex="normal"/>
    </style:style>
    <style:style style:name="T8" style:family="text">
      <style:text-properties style:font-name="Liberation Mono" fo:font-size="12pt" fo:language="pt" fo:country="BR" fo:font-weight="normal" officeooo:rsid="001ba1d9" style:font-name-asian="Noto Sans Mono CJK SC" style:font-size-asian="10pt" style:font-weight-asian="normal" style:font-name-complex="Liberation Mono" style:font-size-complex="10pt" style:font-weight-complex="normal"/>
    </style:style>
    <style:style style:name="T9" style:family="text">
      <style:text-properties style:font-name="Liberation Mono" fo:font-size="12pt" fo:language="pt" fo:country="BR" fo:font-weight="normal" officeooo:rsid="001c5047" style:font-name-asian="Noto Sans Mono CJK SC" style:font-size-asian="10pt" style:font-weight-asian="normal" style:font-name-complex="Liberation Mono" style:font-size-complex="10pt" style:font-weight-complex="normal"/>
    </style:style>
    <style:style style:name="T10" style:family="text">
      <style:text-properties style:font-name="Liberation Mono" fo:font-size="12pt" fo:language="pt" fo:country="BR" fo:font-weight="normal" officeooo:rsid="002e3ad1" style:font-name-asian="Noto Sans Mono CJK SC" style:font-size-asian="10pt" style:font-weight-asian="normal" style:font-name-complex="Liberation Mono" style:font-size-complex="10pt" style:font-weight-complex="normal"/>
    </style:style>
    <style:style style:name="T11" style:family="text">
      <style:text-properties style:font-name="Liberation Mono" fo:font-size="12pt" fo:language="pt" fo:country="BR" fo:font-weight="normal" style:font-name-asian="Noto Sans Mono CJK SC" style:font-weight-asian="normal" style:font-name-complex="Liberation Mono" style:font-weight-complex="normal"/>
    </style:style>
    <style:style style:name="T12" style:family="text">
      <style:text-properties style:font-name="Liberation Mono" fo:font-size="12pt" fo:language="pt" fo:country="BR" fo:font-weight="bold" officeooo:rsid="00191c9b" style:font-name-asian="Noto Sans Mono CJK SC" style:font-size-asian="10pt" style:font-weight-asian="bold" style:font-name-complex="Liberation Mono" style:font-size-complex="10pt" style:font-weight-complex="bold"/>
    </style:style>
    <style:style style:name="T13" style:family="text">
      <style:text-properties style:font-name="Liberation Mono" fo:font-size="12pt" fo:language="pt" fo:country="BR" style:text-underline-style="none" fo:font-weight="normal" style:font-name-asian="Noto Sans Mono CJK SC" style:font-size-asian="10pt" style:font-weight-asian="normal" style:font-name-complex="Liberation Mono" style:font-size-complex="10pt" style:font-weight-complex="normal"/>
    </style:style>
    <style:style style:name="T14" style:family="text">
      <style:text-properties style:font-name="Liberation Mono" fo:font-size="12pt" fo:language="pt" fo:country="BR" style:text-underline-style="none" fo:font-weight="normal" officeooo:rsid="00191c9b" style:font-name-asian="Noto Sans Mono CJK SC" style:font-size-asian="10pt" style:font-weight-asian="normal" style:font-name-complex="Liberation Mono" style:font-size-complex="10pt" style:font-weight-complex="normal"/>
    </style:style>
    <style:style style:name="T15" style:family="text">
      <style:text-properties style:font-name="Liberation Mono" fo:font-size="12pt" fo:language="pt" fo:country="BR" style:text-underline-style="none" fo:font-weight="normal" officeooo:rsid="001ba1d9" style:font-name-asian="Noto Sans Mono CJK SC" style:font-size-asian="10pt" style:font-weight-asian="normal" style:font-name-complex="Liberation Mono" style:font-size-complex="10pt" style:font-weight-complex="normal"/>
    </style:style>
    <style:style style:name="T16" style:family="text">
      <style:text-properties style:font-name="Liberation Mono" fo:font-size="12pt" fo:language="pt" fo:country="BR" style:text-underline-style="none" fo:font-weight="normal" officeooo:rsid="001a49e3" style:font-name-asian="Noto Sans Mono CJK SC" style:font-size-asian="10pt" style:font-weight-asian="normal" style:font-name-complex="Liberation Mono" style:font-size-complex="10pt" style:font-weight-complex="normal"/>
    </style:style>
    <style:style style:name="T17" style:family="text">
      <style:text-properties style:font-name="Liberation Mono" fo:font-size="12pt" fo:language="pt" fo:country="BR" style:text-underline-style="none" fo:font-weight="normal" officeooo:rsid="001c5047" style:font-name-asian="Noto Sans Mono CJK SC" style:font-size-asian="10pt" style:font-weight-asian="normal" style:font-name-complex="Liberation Mono" style:font-size-complex="10pt" style:font-weight-complex="normal"/>
    </style:style>
    <style:style style:name="T18" style:family="text">
      <style:text-properties style:font-name="Liberation Mono" fo:font-size="12pt" fo:language="pt" fo:country="BR" style:text-underline-style="none" fo:font-weight="normal" officeooo:rsid="001d0d67" style:font-name-asian="Noto Sans Mono CJK SC" style:font-size-asian="10pt" style:font-weight-asian="normal" style:font-name-complex="Liberation Mono" style:font-size-complex="10pt" style:font-weight-complex="normal"/>
    </style:style>
    <style:style style:name="T19" style:family="text">
      <style:text-properties style:font-name="Liberation Mono" fo:font-size="12pt" fo:language="pt" fo:country="BR" style:text-underline-style="none" fo:font-weight="normal" officeooo:rsid="001ea6a1" style:font-name-asian="Noto Sans Mono CJK SC" style:font-size-asian="10pt" style:font-weight-asian="normal" style:font-name-complex="Liberation Mono" style:font-size-complex="10pt" style:font-weight-complex="normal"/>
    </style:style>
    <style:style style:name="T20" style:family="text">
      <style:text-properties style:font-name="Liberation Mono" fo:font-size="12pt" fo:language="pt" fo:country="BR" style:text-underline-style="none" fo:font-weight="normal" officeooo:rsid="002307cb" style:font-name-asian="Noto Sans Mono CJK SC" style:font-size-asian="10pt" style:font-weight-asian="normal" style:font-name-complex="Liberation Mono" style:font-size-complex="10pt" style:font-weight-complex="normal"/>
    </style:style>
    <style:style style:name="T21" style:family="text">
      <style:text-properties style:font-name="Liberation Mono" fo:font-size="12pt" fo:language="pt" fo:country="BR" style:text-underline-style="none" fo:font-weight="normal" officeooo:rsid="00243421" style:font-name-asian="Noto Sans Mono CJK SC" style:font-size-asian="10pt" style:font-weight-asian="normal" style:font-name-complex="Liberation Mono" style:font-size-complex="10pt" style:font-weight-complex="normal"/>
    </style:style>
    <style:style style:name="T22" style:family="text">
      <style:text-properties style:font-name="Liberation Mono" fo:font-size="12pt" fo:language="pt" fo:country="BR" style:text-underline-style="none" fo:font-weight="normal" officeooo:rsid="0024e855" style:font-name-asian="Noto Sans Mono CJK SC" style:font-size-asian="10pt" style:font-weight-asian="normal" style:font-name-complex="Liberation Mono" style:font-size-complex="10pt" style:font-weight-complex="normal"/>
    </style:style>
    <style:style style:name="T23" style:family="text">
      <style:text-properties style:font-name="Liberation Mono" fo:font-size="12pt" fo:language="pt" fo:country="BR" style:text-underline-style="none" fo:font-weight="normal" officeooo:rsid="002505ca" style:font-name-asian="Noto Sans Mono CJK SC" style:font-size-asian="10pt" style:font-weight-asian="normal" style:font-name-complex="Liberation Mono" style:font-size-complex="10pt" style:font-weight-complex="normal"/>
    </style:style>
    <style:style style:name="T24" style:family="text">
      <style:text-properties style:font-name="Liberation Mono" fo:font-size="12pt" fo:language="pt" fo:country="BR" style:text-underline-style="none" fo:font-weight="normal" officeooo:rsid="0029936d" style:font-name-asian="Noto Sans Mono CJK SC" style:font-size-asian="10pt" style:font-weight-asian="normal" style:font-name-complex="Liberation Mono" style:font-size-complex="10pt" style:font-weight-complex="normal"/>
    </style:style>
    <style:style style:name="T25" style:family="text">
      <style:text-properties style:font-name="Liberation Mono" fo:font-size="12pt" fo:language="pt" fo:country="BR" style:text-underline-style="none" fo:font-weight="normal" officeooo:rsid="002b4c0b" style:font-name-asian="Noto Sans Mono CJK SC" style:font-size-asian="10pt" style:font-weight-asian="normal" style:font-name-complex="Liberation Mono" style:font-size-complex="10pt" style:font-weight-complex="normal"/>
    </style:style>
    <style:style style:name="T26" style:family="text">
      <style:text-properties style:font-name="Liberation Mono" fo:font-size="12pt" fo:language="pt" fo:country="BR" style:text-underline-style="none" fo:font-weight="normal" officeooo:rsid="002c66e7" style:font-name-asian="Noto Sans Mono CJK SC" style:font-size-asian="10pt" style:font-weight-asian="normal" style:font-name-complex="Liberation Mono" style:font-size-complex="10pt" style:font-weight-complex="normal"/>
    </style:style>
    <style:style style:name="T27" style:family="text">
      <style:text-properties style:font-name="Liberation Mono" fo:font-size="12pt" fo:language="pt" fo:country="BR" style:text-underline-style="none" fo:font-weight="normal" officeooo:rsid="002e389f" style:font-name-asian="Noto Sans Mono CJK SC" style:font-size-asian="10pt" style:font-weight-asian="normal" style:font-name-complex="Liberation Mono" style:font-size-complex="10pt" style:font-weight-complex="normal"/>
    </style:style>
    <style:style style:name="T28" style:family="text">
      <style:text-properties style:font-name="Liberation Mono" fo:font-size="12pt" fo:language="pt" fo:country="BR" style:text-underline-style="none" fo:font-weight="normal" officeooo:rsid="002e3ad1" style:font-name-asian="Noto Sans Mono CJK SC" style:font-size-asian="10pt" style:font-weight-asian="normal" style:font-name-complex="Liberation Mono" style:font-size-complex="10pt" style:font-weight-complex="normal"/>
    </style:style>
    <style:style style:name="T29" style:family="text">
      <style:text-properties style:font-name="Liberation Mono" fo:font-size="12pt" fo:language="pt" fo:country="BR" style:text-underline-style="none" fo:font-weight="normal" style:font-name-asian="Noto Sans Mono CJK SC" style:font-weight-asian="normal" style:font-name-complex="Liberation Mono" style:font-weight-complex="normal"/>
    </style:style>
    <style:style style:name="T30" style:family="text">
      <style:text-properties style:font-name="Liberation Mono" fo:font-size="12pt" fo:language="pt" fo:country="BR" style:text-underline-style="none" fo:font-weight="normal" officeooo:rsid="00275156" style:font-name-asian="Noto Sans Mono CJK SC" style:font-weight-asian="normal" style:font-name-complex="Liberation Mono" style:font-weight-complex="normal"/>
    </style:style>
    <style:style style:name="T31" style:family="text">
      <style:text-properties style:font-name="Liberation Mono" fo:font-size="12pt" fo:language="pt" fo:country="BR" style:text-underline-style="none" fo:font-weight="normal" officeooo:rsid="00289122" style:font-name-asian="Noto Sans Mono CJK SC" style:font-weight-asian="normal" style:font-name-complex="Liberation Mono" style:font-weight-complex="normal"/>
    </style:style>
    <style:style style:name="T32" style:family="text">
      <style:text-properties style:font-name="Liberation Mono" fo:font-size="12pt" fo:language="pt" fo:country="BR" style:text-underline-style="none" fo:font-weight="normal" officeooo:rsid="002e389f" style:font-name-asian="Noto Sans Mono CJK SC" style:font-weight-asian="normal" style:font-name-complex="Liberation Mono" style:font-weight-complex="normal"/>
    </style:style>
    <style:style style:name="T33" style:family="text">
      <style:text-properties style:font-name="Liberation Mono" fo:font-size="12pt" fo:language="pt" fo:country="BR" style:text-underline-style="none" fo:font-weight="bold" officeooo:rsid="00191c9b" style:font-name-asian="Noto Sans Mono CJK SC" style:font-size-asian="10pt" style:font-weight-asian="bold" style:font-name-complex="Liberation Mono" style:font-size-complex="10pt" style:font-weight-complex="bold"/>
    </style:style>
    <style:style style:name="T34" style:family="text">
      <style:text-properties style:font-name="Liberation Mono" fo:font-size="12pt" fo:language="pt" fo:country="BR" style:text-underline-style="none" fo:font-weight="bold" officeooo:rsid="001c5047" style:font-name-asian="Noto Sans Mono CJK SC" style:font-size-asian="10pt" style:font-weight-asian="bold" style:font-name-complex="Liberation Mono" style:font-size-complex="10pt" style:font-weight-complex="bold"/>
    </style:style>
    <style:style style:name="T35" style:family="text">
      <style:text-properties style:font-name="Liberation Mono" fo:font-size="12pt" fo:language="pt" fo:country="BR" style:text-underline-style="none" style:font-name-asian="Noto Sans Mono CJK SC" style:font-size-asian="10pt" style:font-name-complex="Liberation Mono" style:font-size-complex="10pt"/>
    </style:style>
    <style:style style:name="T36" style:family="text">
      <style:text-properties style:font-name="Liberation Mono" fo:font-size="12pt" fo:language="pt" fo:country="BR" style:text-underline-style="none" officeooo:rsid="002307cb" style:font-name-asian="Noto Sans Mono CJK SC" style:font-size-asian="10pt" style:font-name-complex="Liberation Mono" style:font-size-complex="10pt"/>
    </style:style>
    <style:style style:name="T37" style:family="text">
      <style:text-properties style:font-name="Liberation Mono" fo:font-size="12pt" fo:language="pt" fo:country="BR" style:text-underline-style="none" officeooo:rsid="0024e855" style:font-name-asian="Noto Sans Mono CJK SC" style:font-size-asian="10pt" style:font-name-complex="Liberation Mono" style:font-size-complex="10pt"/>
    </style:style>
    <style:style style:name="T38" style:family="text">
      <style:text-properties style:font-name="Liberation Mono" fo:font-size="12pt" fo:language="pt" fo:country="BR" style:text-underline-style="none" style:font-name-asian="Noto Sans Mono CJK SC" style:font-name-complex="Liberation Mono"/>
    </style:style>
    <style:style style:name="T39" style:family="text">
      <style:text-properties style:font-name="Liberation Mono" fo:font-size="12pt" fo:language="pt" fo:country="BR" style:text-underline-style="none" officeooo:rsid="0025598a" style:font-name-asian="Noto Sans Mono CJK SC" style:font-name-complex="Liberation Mono"/>
    </style:style>
    <style:style style:name="T40" style:family="text">
      <style:text-properties style:font-name="Liberation Mono" fo:font-size="12pt" fo:language="pt" fo:country="BR" style:text-underline-style="solid" style:text-underline-width="auto" style:text-underline-color="font-color" fo:font-weight="normal" style:font-name-asian="Noto Sans Mono CJK SC" style:font-size-asian="10pt" style:font-weight-asian="normal" style:font-name-complex="Liberation Mono" style:font-size-complex="10pt" style:font-weight-complex="normal"/>
    </style:style>
    <style:style style:name="T41" style:family="text">
      <style:text-properties style:font-name="Liberation Mono" fo:font-size="12pt" fo:language="pt" fo:country="BR" style:text-underline-style="solid" style:text-underline-width="auto" style:text-underline-color="font-color" fo:font-weight="normal" officeooo:rsid="00191c9b" style:font-name-asian="Noto Sans Mono CJK SC" style:font-size-asian="10pt" style:font-weight-asian="normal" style:font-name-complex="Liberation Mono" style:font-size-complex="10pt" style:font-weight-complex="normal"/>
    </style:style>
    <style:style style:name="T42" style:family="text">
      <style:text-properties style:font-name="Liberation Mono" fo:font-size="12pt" fo:language="pt" fo:country="BR" style:text-underline-style="solid" style:text-underline-width="auto" style:text-underline-color="font-color" fo:font-weight="normal" officeooo:rsid="001a49e3" style:font-name-asian="Noto Sans Mono CJK SC" style:font-size-asian="10pt" style:font-weight-asian="normal" style:font-name-complex="Liberation Mono" style:font-size-complex="10pt" style:font-weight-complex="normal"/>
    </style:style>
    <style:style style:name="T43" style:family="text">
      <style:text-properties style:font-name="Liberation Mono" fo:font-size="12pt" fo:language="pt" fo:country="BR" style:text-underline-style="solid" style:text-underline-width="auto" style:text-underline-color="font-color" fo:font-weight="normal" officeooo:rsid="001ba1d9" style:font-name-asian="Noto Sans Mono CJK SC" style:font-size-asian="10pt" style:font-weight-asian="normal" style:font-name-complex="Liberation Mono" style:font-size-complex="10pt" style:font-weight-complex="normal"/>
    </style:style>
    <style:style style:name="T44" style:family="text">
      <style:text-properties style:font-name="Liberation Mono" fo:font-size="12pt" fo:language="pt" fo:country="BR" style:text-underline-style="solid" style:text-underline-width="auto" style:text-underline-color="font-color" fo:font-weight="normal" officeooo:rsid="001c5047" style:font-name-asian="Noto Sans Mono CJK SC" style:font-size-asian="10pt" style:font-weight-asian="normal" style:font-name-complex="Liberation Mono" style:font-size-complex="10pt" style:font-weight-complex="normal"/>
    </style:style>
    <style:style style:name="T45" style:family="text">
      <style:text-properties style:font-name="Liberation Mono" fo:font-size="12pt" fo:language="pt" fo:country="BR" style:text-underline-style="solid" style:text-underline-width="auto" style:text-underline-color="font-color" fo:font-weight="normal" officeooo:rsid="00243421" style:font-name-asian="Noto Sans Mono CJK SC" style:font-size-asian="10pt" style:font-weight-asian="normal" style:font-name-complex="Liberation Mono" style:font-size-complex="10pt" style:font-weight-complex="normal"/>
    </style:style>
    <style:style style:name="T46" style:family="text">
      <style:text-properties style:font-name="Liberation Mono" fo:font-size="12pt" fo:language="pt" fo:country="BR" style:text-underline-style="solid" style:text-underline-width="auto" style:text-underline-color="font-color" fo:font-weight="normal" officeooo:rsid="002b4c0b" style:font-name-asian="Noto Sans Mono CJK SC" style:font-size-asian="10pt" style:font-weight-asian="normal" style:font-name-complex="Liberation Mono" style:font-size-complex="10pt" style:font-weight-complex="normal"/>
    </style:style>
    <style:style style:name="T47" style:family="text">
      <style:text-properties style:font-name="Liberation Mono" fo:font-size="12pt" fo:language="pt" fo:country="BR" style:text-underline-style="solid" style:text-underline-width="auto" style:text-underline-color="font-color" fo:font-weight="normal" officeooo:rsid="002c66e7" style:font-name-asian="Noto Sans Mono CJK SC" style:font-size-asian="10pt" style:font-weight-asian="normal" style:font-name-complex="Liberation Mono" style:font-size-complex="10pt" style:font-weight-complex="normal"/>
    </style:style>
    <style:style style:name="T48" style:family="text">
      <style:text-properties style:font-name="Liberation Mono" fo:font-size="12pt" fo:language="pt" fo:country="BR" style:text-underline-style="solid" style:text-underline-width="auto" style:text-underline-color="font-color" fo:font-weight="normal" officeooo:rsid="002e389f" style:font-name-asian="Noto Sans Mono CJK SC" style:font-size-asian="10pt" style:font-weight-asian="normal" style:font-name-complex="Liberation Mono" style:font-size-complex="10pt" style:font-weight-complex="normal"/>
    </style:style>
    <style:style style:name="T49" style:family="text">
      <style:text-properties style:font-name="Liberation Mono" fo:font-size="12pt" fo:language="pt" fo:country="BR" style:text-underline-style="solid" style:text-underline-width="auto" style:text-underline-color="font-color" fo:font-weight="bold" officeooo:rsid="00191c9b" style:font-name-asian="Noto Sans Mono CJK SC" style:font-size-asian="10pt" style:font-weight-asian="bold" style:font-name-complex="Liberation Mono" style:font-size-complex="10pt" style:font-weight-complex="bold"/>
    </style:style>
    <style:style style:name="T50" style:family="text">
      <style:text-properties style:font-name="Liberation Mono" fo:font-size="12pt" fo:language="pt" fo:country="BR" style:font-name-asian="Noto Sans Mono CJK SC" style:font-size-asian="10pt" style:font-name-complex="Liberation Mono" style:font-size-complex="10pt"/>
    </style:style>
    <style:style style:name="T51" style:family="text">
      <style:text-properties style:font-name="Liberation Mono" fo:font-size="12pt" fo:language="pt" fo:country="BR" officeooo:rsid="0024e855" style:font-name-asian="Noto Sans Mono CJK SC" style:font-size-asian="10pt" style:font-name-complex="Liberation Mono" style:font-size-complex="10pt"/>
    </style:style>
    <style:style style:name="T52" style:family="text">
      <style:text-properties style:font-name="Liberation Mono" fo:font-size="12pt" fo:language="pt" fo:country="BR" style:font-name-asian="Noto Sans Mono CJK SC" style:font-name-complex="Liberation Mono"/>
    </style:style>
    <style:style style:name="T53" style:family="text">
      <style:text-properties style:font-name="Liberation Mono" fo:font-weight="normal" officeooo:rsid="0018cc79" style:font-name-asian="Noto Sans Mono CJK SC" style:font-weight-asian="normal" style:font-name-complex="Liberation Mono" style:font-weight-complex="normal"/>
    </style:style>
    <style:style style:name="T54" style:family="text">
      <style:text-properties style:font-name="Liberation Mono" officeooo:rsid="0018cc79" style:font-name-asian="Noto Sans Mono CJK SC" style:font-name-complex="Liberation Mono"/>
    </style:style>
    <style:style style:name="T55" style:family="text">
      <style:text-properties style:font-name="Liberation Mono" fo:language="pt" fo:country="BR" style:text-underline-style="none" style:font-name-asian="Noto Sans Mono CJK SC" style:font-name-complex="Liberation Mono"/>
    </style:style>
    <style:style style:name="T56" style:family="text">
      <style:text-properties style:font-name="Liberation Mono" fo:language="pt" fo:country="BR" style:text-underline-style="none" officeooo:rsid="00204206" style:font-name-asian="Noto Sans Mono CJK SC" style:font-name-complex="Liberation Mono"/>
    </style:style>
    <style:style style:name="T57" style:family="text">
      <style:text-properties style:font-name="Liberation Mono" fo:language="pt" fo:country="BR" style:text-underline-style="none" fo:font-weight="normal" style:font-name-asian="Noto Sans Mono CJK SC" style:font-weight-asian="normal" style:font-name-complex="Liberation Mono" style:font-weight-complex="normal"/>
    </style:style>
    <style:style style:name="T58" style:family="text">
      <style:text-properties style:font-name="Liberation Mono" fo:language="pt" fo:country="BR" style:text-underline-style="none" fo:font-weight="normal" officeooo:rsid="0021de41" style:font-name-asian="Noto Sans Mono CJK SC" style:font-weight-asian="normal" style:font-name-complex="Liberation Mono" style:font-weight-complex="normal"/>
    </style:style>
    <style:style style:name="T59" style:family="text">
      <style:text-properties style:font-name="Liberation Mono" fo:language="pt" fo:country="BR" style:text-underline-style="none" fo:font-weight="normal" officeooo:rsid="002307cb" style:font-name-asian="Noto Sans Mono CJK SC" style:font-weight-asian="normal" style:font-name-complex="Liberation Mono" style:font-weight-complex="normal"/>
    </style:style>
    <style:style style:name="T60" style:family="text">
      <style:text-properties style:font-name="Liberation Mono" fo:language="pt" fo:country="BR" style:text-underline-style="none" fo:font-weight="normal" officeooo:rsid="00243421" style:font-name-asian="Noto Sans Mono CJK SC" style:font-weight-asian="normal" style:font-name-complex="Liberation Mono" style:font-weight-complex="normal"/>
    </style:style>
    <style:style style:name="T61" style:family="text">
      <style:text-properties style:font-name="Liberation Mono" fo:language="pt" fo:country="BR" fo:font-weight="normal" style:font-name-asian="Noto Sans Mono CJK SC" style:font-weight-asian="normal" style:font-name-complex="Liberation Mono" style:font-weight-complex="normal"/>
    </style:style>
    <style:style style:name="T62" style:family="text">
      <style:text-properties style:font-name="Liberation Mono" fo:font-size="16pt" fo:language="pt" fo:country="BR" style:text-underline-style="none" fo:font-weight="bold" officeooo:rsid="00289122" style:font-name-asian="Noto Sans Mono CJK SC" style:font-size-asian="10pt" style:font-weight-asian="bold" style:font-name-complex="Liberation Mono" style:font-size-complex="10pt" style:font-weight-complex="bold"/>
    </style:style>
    <style:style style:name="T63" style:family="text">
      <style:text-properties fo:font-size="12pt" fo:language="pt" fo:country="BR" fo:font-weight="normal" style:font-size-asian="10pt" style:font-weight-asian="normal" style:font-size-complex="10pt" style:font-weight-complex="normal"/>
    </style:style>
    <style:style style:name="T64" style:family="text">
      <style:text-properties fo:font-size="12pt" fo:language="pt" fo:country="BR" fo:font-weight="normal" officeooo:rsid="00191c9b" style:font-size-asian="10pt" style:font-weight-asian="normal" style:font-size-complex="10pt" style:font-weight-complex="normal"/>
    </style:style>
    <style:style style:name="T65" style:family="text">
      <style:text-properties fo:font-size="12pt" fo:language="pt" fo:country="BR" fo:font-weight="normal" officeooo:rsid="001a49e3" style:font-size-asian="10pt" style:font-weight-asian="normal" style:font-size-complex="10pt" style:font-weight-complex="normal"/>
    </style:style>
    <style:style style:name="T66" style:family="text">
      <style:text-properties fo:font-size="12pt" fo:language="pt" fo:country="BR" fo:font-weight="normal" officeooo:rsid="001ba1d9" style:font-size-asian="10pt" style:font-weight-asian="normal" style:font-size-complex="10pt" style:font-weight-complex="normal"/>
    </style:style>
    <style:style style:name="T67" style:family="text">
      <style:text-properties fo:font-size="12pt" fo:language="pt" fo:country="BR" fo:font-weight="normal" officeooo:rsid="001c5047" style:font-size-asian="10pt" style:font-weight-asian="normal" style:font-size-complex="10pt" style:font-weight-complex="normal"/>
    </style:style>
    <style:style style:name="T68" style:family="text">
      <style:text-properties fo:font-size="12pt" fo:language="pt" fo:country="BR" fo:font-weight="normal" officeooo:rsid="0025598a" style:font-size-asian="10pt" style:font-weight-asian="normal" style:font-size-complex="10pt" style:font-weight-complex="normal"/>
    </style:style>
    <style:style style:name="T69" style:family="text">
      <style:text-properties fo:font-size="12pt" fo:language="pt" fo:country="BR" fo:font-weight="normal" officeooo:rsid="0030fb50" style:font-size-asian="10pt" style:font-weight-asian="normal" style:font-size-complex="10pt" style:font-weight-complex="normal"/>
    </style:style>
    <style:style style:name="T70" style:family="text">
      <style:text-properties fo:font-size="12pt" fo:language="pt" fo:country="BR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71" style:family="text">
      <style:text-properties fo:font-size="12pt" fo:language="pt" fo:country="BR" style:text-underline-style="solid" style:text-underline-width="auto" style:text-underline-color="font-color" fo:font-weight="normal" officeooo:rsid="001c5047" style:font-size-asian="10pt" style:font-weight-asian="normal" style:font-size-complex="10pt" style:font-weight-complex="normal"/>
    </style:style>
    <style:style style:name="T72" style:family="text">
      <style:text-properties fo:font-size="12pt" fo:language="pt" fo:country="BR" style:text-underline-style="solid" style:text-underline-width="auto" style:text-underline-color="font-color" fo:font-weight="normal" officeooo:rsid="002e3ad1" style:font-size-asian="10pt" style:font-weight-asian="normal" style:font-size-complex="10pt" style:font-weight-complex="normal"/>
    </style:style>
    <style:style style:name="T73" style:family="text">
      <style:text-properties fo:font-size="12pt" fo:language="pt" fo:country="BR" style:text-underline-style="none" fo:font-weight="normal" style:font-size-asian="10pt" style:font-weight-asian="normal" style:font-size-complex="10pt" style:font-weight-complex="normal"/>
    </style:style>
    <style:style style:name="T74" style:family="text">
      <style:text-properties fo:font-size="12pt" fo:language="pt" fo:country="BR" style:text-underline-style="none" fo:font-weight="normal" officeooo:rsid="001c5047" style:font-size-asian="10pt" style:font-weight-asian="normal" style:font-size-complex="10pt" style:font-weight-complex="normal"/>
    </style:style>
    <style:style style:name="T75" style:family="text">
      <style:text-properties fo:font-size="12pt" fo:language="pt" fo:country="BR" style:text-underline-style="none" fo:font-weight="normal" officeooo:rsid="002e3ad1" style:font-size-asian="10pt" style:font-weight-asian="normal" style:font-size-complex="10pt" style:font-weight-complex="normal"/>
    </style:style>
    <style:style style:name="T76" style:family="text">
      <style:text-properties fo:font-size="12pt" fo:language="pt" fo:country="BR" style:text-underline-style="none" fo:font-weight="normal" officeooo:rsid="0030fb50" style:font-size-asian="10pt" style:font-weight-asian="normal" style:font-size-complex="10pt" style:font-weight-complex="normal"/>
    </style:style>
    <style:style style:name="T77" style:family="text">
      <style:text-properties fo:language="pt" fo:country="BR"/>
    </style:style>
    <style:style style:name="T78" style:family="text">
      <style:text-properties fo:language="pt" fo:country="BR" officeooo:rsid="00191c9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201in" fo:text-indent="-0.25in" fo:margin-left="0.620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701in" fo:text-indent="-0.25in" fo:margin-left="0.870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201in" fo:text-indent="-0.25in" fo:margin-left="1.120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01in" fo:text-indent="-0.25in" fo:margin-left="1.370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201in" fo:text-indent="-0.25in" fo:margin-left="1.620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01in" fo:text-indent="-0.25in" fo:margin-left="1.870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201in" fo:text-indent="-0.25in" fo:margin-left="2.1201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701in" fo:text-indent="-0.25in" fo:margin-left="2.3701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01in" fo:text-indent="-0.25in" fo:margin-left="2.620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701in" fo:text-indent="-0.25in" fo:margin-left="2.8701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201in" fo:text-indent="-0.25in" fo:margin-left="0.620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701in" fo:text-indent="-0.25in" fo:margin-left="0.870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201in" fo:text-indent="-0.25in" fo:margin-left="1.120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01in" fo:text-indent="-0.25in" fo:margin-left="1.370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201in" fo:text-indent="-0.25in" fo:margin-left="1.620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01in" fo:text-indent="-0.25in" fo:margin-left="1.870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201in" fo:text-indent="-0.25in" fo:margin-left="2.1201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701in" fo:text-indent="-0.25in" fo:margin-left="2.3701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01in" fo:text-indent="-0.25in" fo:margin-left="2.620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701in" fo:text-indent="-0.25in" fo:margin-left="2.8701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Nome:</text:span> Antônio Gustavo Muniz <text:tab/><text:tab/><text:tab/><text:tab/><text:tab/><text:span text:style-name="T2">RA:</text:span><text:span text:style-name="T4"> 22.119.001-0</text:span></text:p>
      <text:p text:style-name="P3"><text:span text:style-name="T3">Nome:</text:span><text:span text:style-name="T5"> </text:span><text:span text:style-name="T53">Gabriel Bueno</text:span><text:span text:style-name="T5"> <text:tab/><text:tab/><text:tab/><text:tab/><text:tab/><text:tab/></text:span><text:span text:style-name="T3">RA:</text:span><text:span text:style-name="T5"> 22.119.077-0</text:span></text:p>
      <text:p text:style-name="P3"><text:span text:style-name="T3">Nome:</text:span><text:span text:style-name="T5"> </text:span><text:span text:style-name="T53">Henrique Vital</text:span><text:span text:style-name="T5"> <text:tab/><text:tab/><text:tab/><text:tab/><text:tab/><text:tab/></text:span><text:span text:style-name="T3">RA:</text:span><text:span text:style-name="T5"> 22.119.078-8</text:span></text:p>
      <text:p text:style-name="P3"><text:span text:style-name="T3">Nome:</text:span><text:span text:style-name="T1"> </text:span><text:span text:style-name="T54">João Vitor Dias</text:span><text:span text:style-name="T1"> <text:tab/><text:tab/><text:tab/><text:tab/><text:tab/><text:tab/></text:span><text:span text:style-name="T3">RA:</text:span><text:span text:style-name="T5"> 22.119.006-9</text:span></text:p>
      <text:p text:style-name="P3"><text:span text:style-name="T3">Nome:</text:span><text:span text:style-name="T5"> </text:span><text:span text:style-name="T53">Weverson da Silva</text:span><text:span text:style-name="T5"> <text:tab/><text:tab/><text:tab/><text:tab/><text:tab/><text:tab/></text:span><text:span text:style-name="T3">RA:</text:span><text:span text:style-name="T5"> 22.119.004-4</text:span></text:p>
      <text:p text:style-name="P24"/>
      <text:p text:style-name="P14"/>
      <text:p text:style-name="P19">Etapa 1</text:p>
      <text:p text:style-name="P14"/>
      <text:p text:style-name="P12">1. Descrição</text:p>
      <text:p text:style-name="P22"><text:span text:style-name="T64"><text:tab/>O objetivo do projeto é modelar um jogo de RPG, permitindo a criação de um personagens, atributos, habilidades, itens, inimigos e </text:span><text:span text:style-name="T7">mercados</text:span><text:span text:style-name="T64">.</text:span></text:p>
      <text:p text:style-name="P66"><text:s/></text:p>
      <text:p text:style-name="P23"><text:span text:style-name="T78">1.</text:span><text:span text:style-name="T77">1. Personagem</text:span></text:p>
      <text:p text:style-name="P21"><text:span text:style-name="T64"><text:tab/></text:span><text:span text:style-name="T66">Os personagens são os avatares do usuários e são o que permite</text:span><text:span text:style-name="T68">m</text:span><text:span text:style-name="T66"> cada jogador explorar o mundo do jogo. </text:span><text:span text:style-name="T8">Cada personagem</text:span><text:span text:style-name="T64"> tem as seguintes propriedades:</text:span></text:p>
      <text:list xml:id="list75265368" text:style-name="L1">
        <text:list-item>
          <text:p text:style-name="P25"><text:span text:style-name="T42">ID</text:span><text:span text:style-name="T41">:</text:span><text:span text:style-name="T14"> </text:span><text:span text:style-name="T28">Define o </text:span><text:span text:style-name="T14">código de identificação único de cada personagem e serve para dinstinguir diferentes instâncias da entidade.</text:span></text:p>
        </text:list-item>
        <text:list-item>
          <text:p text:style-name="P25"><text:span text:style-name="T42">Nome</text:span><text:span text:style-name="T64">: </text:span><text:span text:style-name="T10">D</text:span><text:span text:style-name="T64">efine como o personagem será chamado;</text:span></text:p>
        </text:list-item>
        <text:list-item>
          <text:p text:style-name="P26"><text:span text:style-name="T41">Raça</text:span><text:span text:style-name="T12">:</text:span><text:span text:style-name="T64"> </text:span><text:span text:style-name="T10">D</text:span><text:span text:style-name="T64">efine sua espécia e pode ser dividida entre elfo, humano e anão;</text:span></text:p>
        </text:list-item>
        <text:list-item>
          <text:p text:style-name="P27"><text:span text:style-name="T42">Classe</text:span><text:span text:style-name="T64">: </text:span><text:span text:style-name="T10">D</text:span><text:span text:style-name="T64">efine seu trabalho ou profissão e pode ser dividida entre cavaleiro, mago e arqueiro;</text:span></text:p>
        </text:list-item>
        <text:list-item>
          <text:p text:style-name="P34"><text:span text:style-name="T64">Ní</text:span><text:span text:style-name="T63">vel:</text:span><text:span text:style-name="T73"> Determina os pontos de experiência do jogador. </text:span><text:span text:style-name="T76">Cada vez que o jogador sobe de nível, ele ganha mais um ponto de aptidão e ponto de habilidade;</text:span></text:p>
        </text:list-item>
        <text:list-item>
          <text:p text:style-name="P34"><text:span text:style-name="T64">V</text:span><text:span text:style-name="T63">ida:</text:span><text:span text:style-name="T73"> Determina os pontos de vida do personagem. Quanto mais alto, maior o número de ataques o personagem consegue receber até morrer;</text:span></text:p>
        </text:list-item>
        <text:list-item>
          <text:p text:style-name="P28"><text:span text:style-name="T72">Mana:</text:span><text:span text:style-name="T75"> Determina os pontos de mana do personagem. Quanto mais alto, </text:span><text:span text:style-name="T28">maior é o número de habilidades mágicas que o personagem</text:span><text:span text:style-name="T75"> consegue ativar;</text:span></text:p>
        </text:list-item>
        <text:list-item>
          <text:p text:style-name="P28"><text:span text:style-name="T72">Vigor:</text:span><text:span text:style-name="T75"> Determina os pontos de vigor do personagem. Quanto mais alto, maior é o número de </text:span><text:span text:style-name="T28">habilidades</text:span><text:span text:style-name="T75"> físicas que o personagem consegue fazer até cansar;</text:span></text:p>
        </text:list-item>
      </text:list>
      <text:p text:style-name="P41"/>
      <text:p text:style-name="P9"><text:span text:style-name="T78">1.</text:span><text:span text:style-name="T77">2. Atributo</text:span></text:p>
      <text:p text:style-name="P21"><text:span text:style-name="T64"><text:tab/></text:span><text:span text:style-name="T67">Os atributos </text:span><text:span text:style-name="T9">são as aptidões possuídas por cada personagem. Cada atributo possui as seguintes propriedades</text:span><text:span text:style-name="T65">:</text:span></text:p>
      <text:list xml:id="list3854414888" text:style-name="L2">
        <text:list-item>
          <text:p text:style-name="P29"><text:soft-page-break/><text:span text:style-name="T42">Agilidade</text:span><text:span text:style-name="T41">:</text:span><text:span text:style-name="T14"> </text:span><text:span text:style-name="T15">Define o controle e acuidade do personagem sobre seu corpo.</text:span><text:span text:style-name="T14">;</text:span></text:p>
        </text:list-item>
        <text:list-item>
          <text:p text:style-name="P29"><text:span text:style-name="T42">Carisma</text:span><text:span text:style-name="T41">:</text:span><text:span text:style-name="T14"> </text:span><text:span text:style-name="T15">Determina o charme do personagem, sua capacidade de fazer com que outras pessoas gostem dele</text:span><text:span text:style-name="T14">;</text:span></text:p>
        </text:list-item>
        <text:list-item>
          <text:p text:style-name="P29"><text:span text:style-name="T41">C</text:span><text:span text:style-name="T42">onstituição:</text:span><text:span text:style-name="T16"> </text:span><text:span text:style-name="T15">Determina o vigor, saúde e condição física do personagem</text:span><text:span text:style-name="T16">;</text:span></text:p>
        </text:list-item>
        <text:list-item>
          <text:p text:style-name="P29"><text:span text:style-name="T42">Destreza</text:span><text:span text:style-name="T41">:</text:span><text:span text:style-name="T14"> </text:span><text:span text:style-name="T15">Define a capacidade manual do personagem, sua acuidade com as mãos e/ou pés</text:span><text:span text:style-name="T14">;</text:span></text:p>
        </text:list-item>
        <text:list-item>
          <text:p text:style-name="P29"><text:span text:style-name="T42">Força</text:span><text:span text:style-name="T49">:</text:span><text:span text:style-name="T33"> </text:span><text:span text:style-name="T15">Determina a força física do personagem, sua capacidade muscular</text:span><text:span text:style-name="T14">;</text:span></text:p>
        </text:list-item>
        <text:list-item>
          <text:p text:style-name="P46"><text:span text:style-name="T43">Força de Vontade:</text:span><text:span text:style-name="T15"> Define a capacidade de concentração e determinação do personagem;</text:span></text:p>
        </text:list-item>
        <text:list-item>
          <text:p text:style-name="P46"><text:span text:style-name="T40">Inteligência</text:span><text:span text:style-name="T64">: </text:span><text:span text:style-name="T66">Define a capacidade do personage de resolver problemas</text:span><text:span text:style-name="T64">;</text:span></text:p>
        </text:list-item>
        <text:list-item>
          <text:p text:style-name="P46"><text:span text:style-name="T70">Percepção:</text:span><text:span text:style-name="T63"> </text:span><text:span text:style-name="T66">Determina a capacidade do personagem de observar o mundo à sua volta e perceber detalhes importantes</text:span><text:span text:style-name="T63">;</text:span></text:p>
        </text:list-item>
        <text:list-item>
          <text:p text:style-name="P30"><text:span text:style-name="T71">Bônus de classe:</text:span><text:span text:style-name="T74"> Derivado da classe do personagem, melhora certas </text:span><text:span text:style-name="T17">aptidões do personagem; </text:span></text:p>
        </text:list-item>
        <text:list-item>
          <text:p text:style-name="P45"><text:span text:style-name="T44">Bônus de raça:</text:span><text:span text:style-name="T17"> Derivado da raça do personagem, melhora certas aptidões do personagem.</text:span></text:p>
        </text:list-item>
      </text:list>
      <text:p text:style-name="P47"/>
      <text:p text:style-name="P57">1.3. Habilidade</text:p>
      <text:p text:style-name="P15"><text:span text:style-name="T34"><text:tab/></text:span><text:span text:style-name="T17">As habilidades são o que permitem os personagens combaterem seus inimigos de forma mais fácil, servindo tanto para o ataque, quanto para a defesa. Elas podem ser adquiridas em certos tipos de mercados ou como drops de inimigos. </text:span><text:span text:style-name="T18">Cada habilidade possui as seguintes propriedades:</text:span></text:p>
      <text:list xml:id="list1167296920" text:style-name="L3">
        <text:list-item>
          <text:p text:style-name="P35"><text:span text:style-name="T6">ID:</text:span><text:span text:style-name="T13"> Determina o código de identificação único de cada habilidade;</text:span></text:p>
        </text:list-item>
        <text:list-item>
          <text:p text:style-name="P35"><text:span text:style-name="T6">Tipo:</text:span><text:span text:style-name="T13"> Define a categoria da habilidade podendo ser dividade entre ofensiva, defensiva e de esquiva;</text:span></text:p>
        </text:list-item>
        <text:list-item>
          <text:p text:style-name="P35"><text:span text:style-name="T6">Tempo de recarga:</text:span><text:span text:style-name="T13"> Determina o tempo que o personagem tem que esperar para ativar a habilidade novamente;</text:span></text:p>
        </text:list-item>
        <text:list-item>
          <text:p text:style-name="P35"><text:span text:style-name="T6">Duração:</text:span><text:span text:style-name="T13"> Define o tempo que a habilidade fica ativa;</text:span></text:p>
        </text:list-item>
        <text:list-item>
          <text:p text:style-name="P35"><text:span text:style-name="T6">Descrição:</text:span><text:span text:style-name="T13"> O que a habilidade faz.</text:span></text:p>
        </text:list-item>
      </text:list>
      <text:p text:style-name="P48"/>
      <text:p text:style-name="P58">1.4. Item</text:p>
      <text:p text:style-name="P18"><text:span text:style-name="T35"><text:tab/></text:span><text:span text:style-name="T13">Os items são objetos que o personagem pode adquirir durante sua campanha no jogo. Cada item tem a seguinte propriedade:</text:span></text:p>
      <text:list xml:id="list1070608224" text:style-name="L4">
        <text:list-item>
          <text:p text:style-name="P36"><text:span text:style-name="T6">ID:</text:span><text:span text:style-name="T13"> </text:span><text:span text:style-name="T19">Define o código de identificação único de cada item;</text:span></text:p>
        </text:list-item>
        <text:list-item>
          <text:p text:style-name="P37"><text:span text:style-name="T6">Valor:</text:span><text:span text:style-name="T13"> Determina o quanto o item vale no mercado;</text:span></text:p>
        </text:list-item>
        <text:list-item>
          <text:p text:style-name="P37"><text:span text:style-name="T6">Quantidade:</text:span><text:span text:style-name="T13"> Determina a quantidade do item que o usuário carrega.</text:span></text:p>
        </text:list-item>
      </text:list>
      <text:p text:style-name="P16"><text:span text:style-name="T19"><text:tab/></text:span><text:span text:style-name="T20">Os items</text:span><text:span text:style-name="T18"> podem ser subdivididos em consumíveis, equipamentos, moedas e drops.</text:span></text:p>
      <text:p text:style-name="P49"/>
      <text:p text:style-name="P6"><text:soft-page-break/><text:span text:style-name="T55">1.4.1. Consumíve</text:span><text:span text:style-name="T56">l</text:span></text:p>
      <text:p text:style-name="P4"><text:span text:style-name="T55"><text:tab/></text:span><text:span text:style-name="T57">Itens consumíveis são items que o personagem utiliza para se regenerar. Cada consumível tem o seguinte atributo:</text:span></text:p>
      <text:list xml:id="list931393270" text:style-name="L5">
        <text:list-item>
          <text:p text:style-name="P42"><text:span text:style-name="T61">Regeneração:</text:span><text:span text:style-name="T57"> Determina o quanto o item regenera a vida, a mana e o vigor.</text:span></text:p>
        </text:list-item>
      </text:list>
      <text:p text:style-name="P50"/>
      <text:p text:style-name="P61">1.4.2. Equipamento</text:p>
      <text:p text:style-name="P5"><text:span text:style-name="T55"><text:tab/></text:span><text:span text:style-name="T57">Itens </text:span><text:span text:style-name="T58">equipáveis </text:span><text:span text:style-name="T59">são aqueles que o personagem pode vestir ou empunhar. Cada equipamento tem as seguintes propriedades:</text:span></text:p>
      <text:list xml:id="list4224223620" text:style-name="L6">
        <text:list-item>
          <text:p text:style-name="P43"><text:span text:style-name="T61">Material:</text:span><text:span text:style-name="T57"> Determina o minério ou tecido que compõe o equipamento;</text:span></text:p>
        </text:list-item>
        <text:list-item>
          <text:p text:style-name="P43"><text:span text:style-name="T61">Durabilidade:</text:span><text:span text:style-name="T57"> </text:span><text:span text:style-name="T60">Define o quanto o equipamento pode ser usado até quebrar;</text:span></text:p>
        </text:list-item>
        <text:list-item>
          <text:p text:style-name="P31"><text:span text:style-name="T45">Restrições:</text:span><text:span text:style-name="T21"> Define os requisitos mínimos que o personagem deve ter para </text:span><text:span text:style-name="T23">utilizar o equipamento</text:span><text:span text:style-name="T21">. Os requisitos são compostos pelo nível, classe e atributos do personagem.</text:span></text:p>
        </text:list-item>
      </text:list>
      <text:p text:style-name="P16"><text:span text:style-name="T20"><text:tab/></text:span><text:span text:style-name="T21">Os equipamentos</text:span><text:span text:style-name="T20"> podem ser subdividos em armas e em armaduras.</text:span></text:p>
      <text:p text:style-name="P55"/>
      <text:p text:style-name="P1"><text:span text:style-name="T35">1</text:span><text:span text:style-name="T36">.</text:span><text:span text:style-name="T35">4.2.1 Arma</text:span></text:p>
      <text:p text:style-name="P1"><text:span text:style-name="T35"><text:tab/></text:span><text:span text:style-name="T13">As armas são os itens que os personagens utilizarã</text:span><text:span text:style-name="T22">o</text:span><text:span text:style-name="T13"> durante a campanha para combater seus inimigos. </text:span><text:span text:style-name="T22">Cada arma tem as seguintes propriedades:</text:span></text:p>
      <text:list xml:id="list3955034930" text:style-name="L7">
        <text:list-item>
          <text:p text:style-name="P38"><text:span text:style-name="T6">Tipo:</text:span><text:span text:style-name="T13"> Determina a categoria da arma;</text:span></text:p>
        </text:list-item>
        <text:list-item>
          <text:p text:style-name="P38"><text:span text:style-name="T6">Bônus de Ataque:</text:span><text:span text:style-name="T13"> Determina o bônus do atributo principal de ataque que a arma oferece ao personagem.</text:span></text:p>
        </text:list-item>
      </text:list>
      <text:p text:style-name="P56"/>
      <text:p text:style-name="P56">1.4.2.2 Armadura</text:p>
      <text:p text:style-name="P20"><text:span text:style-name="T35"><text:tab/></text:span><text:span text:style-name="T37">As armaduras são os itens que os personagens utilizarão durante a campanha para se defender de seus inimigos. Cada armadura tem as seguintes propriedades:</text:span></text:p>
      <text:list xml:id="list1995443433" text:style-name="L8">
        <text:list-item>
          <text:p text:style-name="P39"><text:span text:style-name="T51">Bô</text:span><text:span text:style-name="T50">nus de Defesa:</text:span><text:span text:style-name="T35"> Determina o bônus do atributo principal de defesa que a armadura oferece ao personagem.</text:span></text:p>
        </text:list-item>
      </text:list>
      <text:p text:style-name="P51"/>
      <text:p text:style-name="P62">1.4.3. Moeda</text:p>
      <text:p text:style-name="P8"><text:span text:style-name="T55"><text:tab/></text:span><text:span text:style-name="T38">As moedas são o que o personagem usa nos mercados para comprar itens. Cada moeda tem as seguintes propriedades:</text:span></text:p>
      <text:list xml:id="list2247875620" text:style-name="L9">
        <text:list-item>
          <text:p text:style-name="P64"><text:span text:style-name="T52">Tipo:</text:span><text:span text:style-name="T38"> </text:span><text:span text:style-name="T39">Determina o tipo da moeda, seja ela bronze, prata ou ouro.</text:span></text:p>
        </text:list-item>
      </text:list>
      <text:p text:style-name="P52"/>
      <text:p text:style-name="P63">1.4.4. Drop</text:p>
      <text:p text:style-name="P7"><text:span text:style-name="T55"><text:tab/></text:span><text:span text:style-name="T29">Os drops são itens derrubados por inimigos ao serem derrotados pelo personagem. </text:span><text:span text:style-name="T30">Cada drop tem as seguintes propriedades:</text:span></text:p>
      <text:list xml:id="list1582773371" text:style-name="L10">
        <text:list-item>
          <text:p text:style-name="P65"><text:span text:style-name="T11">Tipo:</text:span><text:span text:style-name="T29"> </text:span><text:span text:style-name="T31">Define a categoria do drop.</text:span></text:p>
        </text:list-item>
      </text:list>
      <text:p text:style-name="P53"/>
      <text:p text:style-name="P59">1.5. Inimigo</text:p>
      <text:p text:style-name="P17"><text:soft-page-break/><text:span text:style-name="T62"><text:tab/></text:span><text:span text:style-name="T24">Os inimigos são os oponentes que o personagem combate ao longo de sua campanha. Ao serem derrotados, os inimigos derrubam drops, que podem ser adquiridos pelo personagem. </text:span><text:span text:style-name="T25">Cada inimigo tem as seguintes propriedades:</text:span></text:p>
      <text:list xml:id="list2585930385" text:style-name="L11">
        <text:list-item>
          <text:p text:style-name="P32"><text:span text:style-name="T46">I</text:span><text:span text:style-name="T47">D:</text:span><text:span text:style-name="T26"> <text:s/></text:span><text:span text:style-name="T19">Define o código de identificação único de cada </text:span><text:span text:style-name="T26">inimigo;</text:span></text:p>
        </text:list-item>
        <text:list-item>
          <text:p text:style-name="P32"><text:span text:style-name="T47">Itens de Drop:</text:span><text:span text:style-name="T26"> Determina o conjunto de itens que serão derrubados pelo inimigo ao ser derrotado pelo personagem;</text:span></text:p>
        </text:list-item>
        <text:list-item>
          <text:p text:style-name="P40"><text:span text:style-name="T6">Tipo:</text:span><text:span text:style-name="T13"> Determina a categoria do inimigo;</text:span></text:p>
        </text:list-item>
        <text:list-item>
          <text:p text:style-name="P40"><text:span text:style-name="T6">Habilidade:</text:span><text:span text:style-name="T13"> Define a habilidade do inimigo;</text:span></text:p>
        </text:list-item>
        <text:list-item>
          <text:p text:style-name="P40"><text:span text:style-name="T6">Raça:</text:span><text:span text:style-name="T13"> Determina a espécie do inimigo;</text:span></text:p>
        </text:list-item>
        <text:list-item>
          <text:p text:style-name="P40"><text:span text:style-name="T6">Vida:</text:span><text:span text:style-name="T13"> Determina a quantidade de vida que o inimigo possui.</text:span></text:p>
        </text:list-item>
      </text:list>
      <text:p text:style-name="P54"/>
      <text:p text:style-name="P60">1.6. Mercado</text:p>
      <text:p text:style-name="P11"><text:span text:style-name="T55"><text:tab/></text:span><text:span text:style-name="T32">Os mercados são onde o personagem pode comprar itens. Cada mercado tem as seguintes propriedades:</text:span></text:p>
      <text:list xml:id="list2439836612" text:style-name="L12">
        <text:list-item>
          <text:p text:style-name="P44"><text:span text:style-name="T61">ID:</text:span><text:span text:style-name="T57"> Define o código de identificação único de cada mercado;</text:span></text:p>
        </text:list-item>
        <text:list-item>
          <text:p text:style-name="P44"><text:span text:style-name="T61">Item:</text:span><text:span text:style-name="T57"> Determina o tipo de item vendido no mercado;</text:span></text:p>
        </text:list-item>
        <text:list-item>
          <text:p text:style-name="P33"><text:span text:style-name="T48">Localização:</text:span><text:span text:style-name="T27"> Define o endereço do mercado sendo composto por dimensão, reino e vilarejo.</text:span></text:p>
        </text:list-item>
      </text:list>
      <text:p text:style-name="P10"/>
      <text:p text:style-name="P10"/>
      <text:p text:style-name="P13">2. Modelage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2T22:52:30.928951332</dc:date>
    <meta:editing-duration>PT13M51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4" meta:paragraph-count="80" meta:word-count="981" meta:character-count="6047" meta:non-whitespace-character-count="5142"/>
  </office:meta>
</office:document-meta>
</file>